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7c79c" officeooo:paragraph-rsid="0007c79c"/>
    </style:style>
    <style:style style:name="P2" style:family="paragraph" style:parent-style-name="Text_20_body">
      <style:text-properties officeooo:rsid="0007c79c" officeooo:paragraph-rsid="0007c79c"/>
    </style:style>
    <style:style style:name="P3" style:family="paragraph" style:parent-style-name="Heading_20_3">
      <style:text-properties officeooo:rsid="0009c3e0" officeooo:paragraph-rsid="0009c3e0"/>
    </style:style>
    <style:style style:name="P4" style:family="paragraph" style:parent-style-name="Text_20_body">
      <style:text-properties officeooo:rsid="0009c3e0" officeooo:paragraph-rsid="0009c3e0"/>
    </style:style>
    <style:style style:name="P5" style:family="paragraph" style:parent-style-name="Text_20_body">
      <style:text-properties officeooo:rsid="0009c3e0" officeooo:paragraph-rsid="0007c79c"/>
    </style:style>
    <style:style style:name="T1" style:family="text">
      <style:text-properties officeooo:rsid="000613dd"/>
    </style:style>
    <style:style style:name="T2" style:family="text">
      <style:text-properties officeooo:rsid="0009c3e0"/>
    </style:style>
    <style:style style:name="T3" style:family="text">
      <style:text-properties officeooo:rsid="000a85f1"/>
    </style:style>
    <style:style style:name="T4" style:family="text">
      <style:text-properties fo:font-weight="normal" officeooo:rsid="000a85f1" style:font-weight-asian="normal" style:font-weight-complex="normal"/>
    </style:style>
    <style:style style:name="T5" style:family="text">
      <style:text-properties fo:font-weight="bold" officeooo:rsid="000a85f1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7c7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I de <text:span text:style-name="T1">V</text:span>endas e Pedidos</text:p>
      <text:h text:style-name="Heading_20_2" text:outline-level="2">Passo a passo lógico:</text:h>
      <text:h text:style-name="P1" text:outline-level="3"><text:span text:style-name="T2">Características do m</text:span>odelo Produto:</text:h>
      <text:p text:style-name="P2">string Id</text:p>
      <text:p text:style-name="P2">string Nome</text:p>
      <text:p text:style-name="P2">string Descricao </text:p>
      <text:p text:style-name="P2">decimal Preco </text:p>
      <text:p text:style-name="P2">int Estoque </text:p>
      <text:p text:style-name="P2">string Categoria</text:p>
      <text:h text:style-name="P3" text:outline-level="3">Armazenamento temporário na mémoria:</text:h>
      <text:p text:style-name="P4"><text:span text:style-name="T3">Os produtos são </text:span><text:span text:style-name="T4">armazenados temporariamente</text:span><text:span text:style-name="T5"> </text:span>em <text:span text:style-name="T6">Data → ProdutoData</text:span></text:p>
      <text:p text:style-name="P4">List&lt;Produto&gt; produtos</text:p>
      <text:p text:style-name="P4">Junto de métodos Getter/Setters e Remove</text:p>
      <text:h text:style-name="Heading_20_3" text:outline-level="3"><text:span text:style-name="T2">Requisições HTTP</text:span>:</text:h>
      <text:p text:style-name="Standard">Listar todos os registros. <text:span text:style-name="T7">(</text:span><text:span text:style-name="T1">ROTA_GET</text:span><text:span text:style-name="T7">)</text:span></text:p>
      <text:p text:style-name="Standard"/>
      <text:p text:style-name="Standard">Buscar registro específico pelo ID. <text:span text:style-name="T7">(</text:span><text:span text:style-name="T1">ROTA_GET</text:span><text:span text:style-name="T7">)</text:span></text:p>
      <text:p text:style-name="Standard"/>
      <text:p text:style-name="Standard">Adicionar novos registros. <text:span text:style-name="T7">(</text:span><text:span text:style-name="T1">ROTA_POST</text:span><text:span text:style-name="T7">)</text:span></text:p>
      <text:p text:style-name="Standard"/>
      <text:p text:style-name="Standard">Excluir registros. <text:span text:style-name="T7">(</text:span><text:span text:style-name="T1">ROTA_DELETE</text:span><text:span text:style-name="T7">)</text:span></text:p>
      <text:p text:style-name="Standard"/>
      <text:p text:style-name="Standard"><text:span text:style-name="Strong_20_Emphasis">GET /</text:span> → Retorna uma mensagem inicial.</text:p>
      <text:p text:style-name="Standard"><text:span text:style-name="Strong_20_Emphasis">GET /api/produtos</text:span> → Lista todos os produtos.</text:p>
      <text:p text:style-name="Standard"><text:span text:style-name="Strong_20_Emphasis">GET /api/produtos/{id}</text:span> → Retorna um produto específico.</text:p>
      <text:p text:style-name="Standard"><text:span text:style-name="Strong_20_Emphasis">POST /api/produtos</text:span> → Adiciona um novo produto.</text:p>
      <text:p text:style-name="Standard"><text:span text:style-name="Strong_20_Emphasis">DELETE /api/produtos/{id}</text:span> → Remove um produto pelo Id.</text:p>
      <text:p text:style-name="Standard"/>
      <text:h text:style-name="Heading_20_2" text:outline-level="2">As estruturas e comandos utilizados:</text:h>
      <text:p text:style-name="Standard"><text:span text:style-name="Strong_20_Emphasis">Rotas definidas</text:span> com o <text:span text:style-name="Source_20_Text">MapGet</text:span>, <text:span text:style-name="Source_20_Text">MapPost</text:span> e <text:span text:style-name="Source_20_Text">MapDelete</text:span>, típicas de uma <text:span text:style-name="Strong_20_Emphasis">Minimal API</text:span>.</text:p>
      <text:p text:style-name="Standard"><text:span text:style-name="Strong_20_Emphasis">Injeção de dependência</text:span> para manipular os dados de produto.</text:p>
      <text:p text:style-name="Standard"><text:span text:style-name="Strong_20_Emphasis">Guid</text:span> utilizado para gerar automaticamente o <text:span text:style-name="Source_20_Text">Id</text:span> dos produtos.<text:line-break/>Isso elimina a necessidade de informar o <text:span text:style-name="Source_20_Text">Id</text:span> manualmente ao usar a rota POST.</text:p>
      <text:p text:style-name="Standard"><text:span text:style-name="Strong_20_Emphasis">List&lt;Produto&gt;</text:span> é usada como repositório temporário, garantindo simplicidade e leveza ao projeto.</text:p>
      <text:p text:style-name="Standard"/>
      <text:p text:style-name="Standard"/>
      <text:h text:style-name="Heading_20_3" text:outline-level="3"><text:soft-page-break/>Justificativas que permitam a compreensão do método adotado.</text:h>
      <text:p text:style-name="P5">A API foi projetada com o objetivo de ser <text:span text:style-name="Strong_20_Emphasis">simples, didática e funcional</text:span>, ideal para aprendizado e testes de integração.<text:line-break/>A utilização de uma <text:span text:style-name="Strong_20_Emphasis">lista em memória</text:span> permite foco na lógica de rotas e controle de dados sem a complexidade de um banco.<text:line-break/>O padrão de <text:span text:style-name="Strong_20_Emphasis">Minimal API</text:span> oferece clareza e rapidez no desenvolvimento, facilitando manutenção e compreensão do código.</text:p>
      <text:p text:style-name="P4"/>
      <text:p text:style-name="P4"><text:span text:style-name="T3">Application URL: </text:span><text:a xlink:type="simple" xlink:href="http://localhost:5065/" text:style-name="Internet_20_link" text:visited-style-name="Visited_20_Internet_20_Link">http://localhost:5065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4:17:49.673053500</meta:creation-date>
    <dc:date>2025-11-08T15:07:49.607359200</dc:date>
    <meta:editing-duration>PT9M47S</meta:editing-duration>
    <meta:editing-cycles>1</meta:editing-cycles>
    <meta:document-statistic meta:table-count="0" meta:image-count="0" meta:object-count="0" meta:page-count="2" meta:paragraph-count="31" meta:word-count="235" meta:character-count="1586" meta:non-whitespace-character-count="1379"/>
    <meta:generator>LibreOffice/25.2.5.2$Windows_X86_64 LibreOffice_project/03d19516eb2e1dd5d4ccd751a0d6f35f35e08022</meta:generator>
  </office:meta>
</office:document-meta>
</file>